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2"/>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2">Politique de confidentialité de Courts</text:p>
      <text:p text:style-name="Standard"/>
      <text:p text:style-name="Standard"><text:line-break/>Cette application recueille certaines données personnelles auprès de ses utilisateurs.<text:line-break/>Les utilisateurs peuvent être soumis à des normes de protection différentes et des normes plus larges peuvent donc s'appliquer à certains d'entre eux. Les utilisateurs peuvent contacter le<text:line-break/>pour en savoir plus sur ces normes.<text:line-break/>Ce document peut être imprimé pour référence en utilisant la commande d'impression dans les paramètres de n'importe quel navigateur.<text:line-break/><text:line-break/></text:p>
      <text:p text:style-name="P2">Propriétaire et contrôleur des données</text:p>
      <text:p text:style-name="Standard"><text:line-break/>Cointre , Courts ,5 rue Jules Guesde 94260 Fresnes<text:line-break/><text:span text:style-name="T1">Courriel de contact du propriétaire</text:span> : <text:a xlink:type="simple" xlink:href="mailto:darylcointrepro@gmail.com" text:style-name="Internet_20_link" text:visited-style-name="Visited_20_Internet_20_Link">darylcointrepro@gmail.com</text:a></text:p>
      <text:p text:style-name="Standard"/>
      <text:p text:style-name="Standard"/>
      <text:p text:style-name="Standard"/>
      <text:p text:style-name="Standard"/>
      <text:p text:style-name="P2">Types de données collectées</text:p>
      <text:p text:style-name="Standard"><text:line-break/>Parmi les types de données personnelles que cette application collecte, par elle-même ou par l'intermédiaire de tiers, il y a : le prénom ; le nom de famille ; l'adresse électronique ; le mot de passe ; la photo de profil ;<text:line-break/>adresse électronique ; mot de passe ; photo de profil.<text:line-break/>Des détails complets sur chaque type de données personnelles collectées sont fournis dans les sections dédiées de cette politique de confidentialité ou par des textes d'explication spécifiques affichés avant la collecte des données.<text:line-break/>des textes explicatifs spécifiques affichés avant la collecte des données.<text:line-break/>Les données personnelles peuvent être librement fournies par l'utilisateur ou, dans le cas des données d'utilisation, collectées automatiquement lors de l'utilisation de l'application.<text:line-break/>Application.<text:line-break/>Sauf indication contraire, toutes les Données demandées par cette Application sont obligatoires et le fait de ne pas les fournir peut entraîner l'impossibilité pour cette Application de fournir ses services.<text:line-break/>l'impossibilité pour cette Application de fournir ses services. Dans les cas où l'Application précise que certaines Données ne sont pas obligatoires, l'Utilisateur est libre de ne pas les communiquer.<text:line-break/>obligatoires, les Utilisateurs sont libres de ne pas communiquer ces Données sans conséquences sur la disponibilité ou le fonctionnement du<text:line-break/>Service.<text:line-break/>Les utilisateurs qui ne savent pas quelles données personnelles sont obligatoires sont invités à contacter le propriétaire.<text:line-break/>Toute utilisation de cookies - ou d'autres outils de suivi - par cette Application ou par les propriétaires de services tiers utilisés par cette Application a pour but de fournir le Service.<text:line-break/>Application a pour but de fournir le Service demandé par l'Utilisateur, en plus de toute autre finalité décrite dans le<text:line-break/>présent document et dans la Politique relative aux cookies.<text:line-break/>Les utilisateurs sont responsables de toutes les données personnelles de tiers obtenues, publiées ou <text:soft-page-break/>partagées par le biais de cette application.<text:line-break/><text:line-break/></text:p>
      <text:p text:style-name="Standard"/>
      <text:p text:style-name="P2">Mode et lieu de traitement des données</text:p>
      <text:p text:style-name="Standard"><text:line-break/><text:span text:style-name="T1">Méthodes de traitement</text:span></text:p>
      <text:p text:style-name="Standard"><text:line-break/>Le propriétaire prend les mesures de sécurité appropriées pour empêcher l'accès non autorisé, la divulgation, la modification ou la destruction non autorisée des données.<text:line-break/>destruction non autorisée des données.<text:line-break/>Le traitement des données est effectué à l'aide d'ordinateurs et/ou d'outils informatiques, selon des procédures et des modes d'organisation<text:line-break/>strictement liés aux finalités indiquées. Outre le propriétaire, dans certains cas, les données peuvent être accessibles à certains types de personnes<text:line-break/>les personnes en charge, impliquées dans le fonctionnement de cette Application (administration, ventes, marketing, juridique, administration du système)<text:line-break/>ou des parties externes (telles que des prestataires de services techniques tiers, des transporteurs de courrier, des fournisseurs d'hébergement, des sociétés informatiques,<text:line-break/>agences de communication) désignées, si nécessaire, comme Responsables du traitement des données par le Propriétaire. La liste actualisée de ces parties peut être<text:line-break/>peut être demandée à tout moment au Propriétaire.</text:p>
      <text:p text:style-name="Standard"/>
      <text:p text:style-name="Standard"/>
      <text:p text:style-name="Standard"/>
      <text:p text:style-name="P1">Lieu</text:p>
      <text:p text:style-name="Standard"><text:line-break/>Les données sont traitées dans les bureaux du Propriétaire et dans tout autre lieu où les parties impliquées dans le traitement sont<text:line-break/>sont situées.<text:line-break/>En fonction de la localisation de l'utilisateur, les transferts de données peuvent impliquer le transfert des données de l'utilisateur vers un pays autre que le sien. Pour en savoir plus sur le lieu de traitement des données<text:line-break/>Pour en savoir plus sur le lieu de traitement des données transférées, l'utilisateur peut consulter la section contenant des détails sur le traitement des données à caractère personnel.<text:line-break/>traitement des données à caractère personnel</text:p>
      <text:p text:style-name="Standard"/>
      <text:p text:style-name="P1">Durée de conservation</text:p>
      <text:p text:style-name="Standard"><text:line-break/>Sauf indication contraire dans le présent document, les données à caractère personnel sont traitées et conservées aussi longtemps que l'exige la finalité pour laquelle elles ont été collectées.<text:line-break/>elles ont été collectées et peuvent être conservées plus longtemps en raison d'une obligation légale applicable ou sur la base du consentement de l'utilisateur.</text:p>
      <text:p text:style-name="Standard"/>
      <text:p text:style-name="Standard"/>
      <text:p text:style-name="Standard"/>
      <text:p text:style-name="P2">Les finalités du traitement</text:p>
      <text:p text:style-name="Standard"><text:line-break/>Les Données concernant l'Utilisateur sont collectées pour permettre au Propriétaire de fournir son Service, de se conformer à ses obligations légales, de répondre aux<text:line-break/>répondre aux demandes d'application de la loi, protéger ses droits et intérêts (ou ceux de ses <text:soft-page-break/>Utilisateurs ou de tiers), détecter toute activité malveillante ou frauduleuse, ainsi que les éléments suivants : les données de l'Utilisateur.<text:line-break/>activités malveillantes ou frauduleuses, ainsi que les suivantes : Enregistrement et authentification.<text:line-break/>Pour obtenir des informations spécifiques sur les données à caractère personnel utilisées pour chaque finalité, l'utilisateur peut se référer à la section "Informations détaillées<text:line-break/>sur le traitement des données personnelles"</text:p>
      <text:p text:style-name="Standard"/>
      <text:p text:style-name="Standard"/>
      <text:p text:style-name="P2">Informations détaillées sur le traitement des données à caractère personnel</text:p>
      <text:p text:style-name="Standard"><text:line-break/>Les données à caractère personnel sont collectées aux fins suivantes et en utilisant les services suivants :</text:p>
      <text:p text:style-name="Standard"><text:line-break/><text:span text:style-name="T1">Inscription et authentification</text:span></text:p>
      <text:p text:style-name="Standard"><text:line-break/>En s'inscrivant ou en s'authentifiant, les utilisateurs permettent à cette application de les identifier et de leur donner accès à des services dédiés.<text:line-break/>En fonction de ce qui est décrit ci-dessous, des tiers peuvent fournir des services d'enregistrement et d'authentification. Dans ce cas, cette<text:line-break/>Application pourra accéder à certaines Données, stockées par ces services tiers, à des fins d'enregistrement ou d'identification.<text:line-break/>Certains des services énumérés ci-dessous peuvent également collecter des données à caractère personnel à des fins de ciblage et de profilage.<text:line-break/>pour en savoir plus, veuillez vous référer à la description de chaque service</text:p>
      <text:p text:style-name="Standard"/>
      <text:p text:style-name="P1">Firebase Authentication (Google LLC)</text:p>
      <text:p text:style-name="Standard"><text:line-break/>Firebase Authentication est un service d'enregistrement et d'authentification fourni par Google LLC. Pour simplifier le processus d'enregistrement et<text:line-break/>processus d'enregistrement et d'authentification, Firebase Authentication peut faire appel à des fournisseurs d'identité tiers et enregistrer les informations sur sa plateforme.<text:line-break/>Plateforme.</text:p>
      <text:p text:style-name="Standard"/>
      <text:p text:style-name="Standard"/>
      <text:p text:style-name="Standard">Données à caractère personnel traitées : adresse électronique ; prénom ; nom de famille ; mot de passe ; photo de profil.</text:p>
      <text:p text:style-name="Standard"><text:line-break/>Lieu de traitement : États-Unis - Politique de confidentialité.</text:p>
      <text:p text:style-name="Standard"><text:line-break/><text:span text:style-name="T2">Politique en matière de cookies</text:span></text:p>
      <text:p text:style-name="Standard"><text:line-break/>Cette application utilise des traceurs. Pour en savoir plus, les utilisateurs peuvent consulter la Politique en matière de cookies</text:p>
      <text:p text:style-name="Standard"/>
      <text:p text:style-name="Standard"/>
      <text:p text:style-name="Standard"/>
      <text:p text:style-name="Standard"><text:span text:style-name="T2">Informations complémentaires pour les utilisateurs de l'Union européenne</text:span><text:line-break/>La présente section s'applique à tous les utilisateurs de l'Union européenne, conformément au <text:soft-page-break/>règlement général sur la protection des données (le "RGPD") et, pour ces utilisateurs, elle remplace toute autre information éventuellement divergente ou contradictoire contenue dans la politique de confidentialité,<text:line-break/>pour ces utilisateurs, elle remplace toute autre information éventuellement divergente ou contradictoire contenue dans la politique de confidentialité. De plus amples détails<text:line-break/>concernant les catégories de données traitées, les finalités du traitement, les catégories de destinataires des données à caractère personnel, le cas échéant,<text:line-break/>et d'autres informations sur les données à caractère personnel peuvent être trouvées dans<text:span text:style-name="T1"> la section intitulée "Informations détaillées sur le traitement des données à caractère personnel" du présent document.<text:line-break/>des données à caractère personnel" dans le présent document.</text:span></text:p>
      <text:p text:style-name="P1"/>
      <text:p text:style-name="P1"/>
      <text:p text:style-name="P1"/>
      <text:p text:style-name="P1"/>
      <text:p text:style-name="P1">Base juridique du traitement</text:p>
      <text:p text:style-name="P3"><text:line-break/>Le propriétaire peut traiter les données à caractère personnel relatives aux utilisateurs si l'une des conditions suivantes est remplie :</text:p>
      <text:list xml:id="list4919443008133516606" text:style-name="L1">
        <text:list-item>
          <text:p text:style-name="P9"><text:line-break/>les utilisateurs ont donné leur consentement pour une ou plusieurs finalités spécifiques.</text:p>
        </text:list-item>
        <text:list-item>
          <text:p text:style-name="P9"><text:line-break/>La fourniture des données est nécessaire à l'exécution d'un contrat avec l'utilisateur et/ou de ses obligations précontractuelles.<text:line-break/>Précontractuelles ;</text:p>
        </text:list-item>
        <text:list-item>
          <text:p text:style-name="P9"><text:line-break/>le traitement est nécessaire au respect d'une obligation légale à laquelle le propriétaire est soumis ;</text:p>
        </text:list-item>
        <text:list-item>
          <text:p text:style-name="P9"><text:line-break/>le traitement est lié à une mission d'intérêt public ou à l'exercice de l'autorité publique dont est investi le propriétaire<text:line-break/>propriétaire ;</text:p>
        </text:list-item>
        <text:list-item>
          <text:p text:style-name="P9"><text:line-break/>le traitement est nécessaire aux fins des intérêts légitimes poursuivis par le propriétaire ou par un tiers.</text:p>
        </text:list-item>
      </text:list>
      <text:p text:style-name="P3"/>
      <text:p text:style-name="P3"/>
      <text:p text:style-name="P3">Dans tous les cas, le propriétaire se fera un plaisir d'aider à clarifier la base juridique spécifique qui s'applique au traitement, et en particulier si<text:line-break/>la fourniture de données à caractère personnel est une exigence légale ou contractuelle, ou une exigence nécessaire à la conclusion d'un contrat</text:p>
      <text:p text:style-name="P3"/>
      <text:p text:style-name="P3"/>
      <text:p text:style-name="P1">Informations complémentaires sur la durée de conservation</text:p>
      <text:p text:style-name="P3"><text:line-break/>Sauf indication contraire dans le présent document, les données à caractère personnel sont traitées et conservées aussi longtemps que l'exige la finalité pour laquelle elles ont été collectées.<text:line-break/>Elles peuvent être conservées plus longtemps en raison d'une obligation légale applicable ou sur la base du consentement de l'utilisateur.</text:p>
      <text:p text:style-name="P3"><text:line-break/>Par conséquent :</text:p>
      <text:list xml:id="list3361322464427546625" text:style-name="L2">
        <text:list-item>
          <text:p text:style-name="P11"><text:span text:style-name="T3"><text:line-break/></text:span><text:soft-page-break/><text:span text:style-name="T3">Les données personnelles collectées à des fins liées à l'exécution d'un contrat entre le propriétaire et l'utilisateur sont conservées jusqu'à ce que le contrat ait été entièrement exécuté.</text:span></text:p>
        </text:list-item>
        <text:list-item>
          <text:p text:style-name="P10"><text:line-break/>Les données personnelles collectées aux fins des intérêts légitimes du propriétaire seront conservées aussi longtemps que nécessaire pour atteindre ces objectifs <text:s/>nécessaires à l'accomplissement de ces objectifs. Les utilisateurs peuvent trouver des informations spécifiques concernant les intérêts légitimes poursuivis par le propriétaire dans les sections pertinentes du présent document ou en contactant le propriétaire.<text:line-break/></text:p>
        </text:list-item>
      </text:list>
      <text:p text:style-name="P3"><text:line-break/>Le propriétaire peut être autorisé à conserver les données à caractère personnel pendant une période plus longue lorsque l'utilisateur a donné son consentement à un tel traitement,<text:line-break/>tant que ce consentement n'est pas retiré. En outre, le propriétaire peut être obligé de conserver les données à caractère personnel pendant une période plus longue<text:line-break/>lorsque cela est nécessaire pour remplir une obligation légale ou sur ordre d'une autorité.<text:line-break/></text:p>
      <text:p text:style-name="P3">À l'expiration de la période de conservation, les données à caractère personnel sont supprimées. Par conséquent, le droit d'accès, le droit à l'effacement, le droit à la rectification et le droit à la portabilité des données peuvent être exercés.<text:line-break/>rectification et le droit à la portabilité des données ne peuvent être exercés après l'expiration de la période de conservation.</text:p>
      <text:p text:style-name="P3"/>
      <text:p text:style-name="P3"/>
      <text:p text:style-name="P3"/>
      <text:p text:style-name="P4">Les droits des utilisateurs fondés sur le règlement général sur la protection des données (RGPD)</text:p>
      <text:p text:style-name="P4"/>
      <text:p text:style-name="P5">Les utilisateurs peuvent exercer certains droits concernant leurs données traitées par le propriétaire.</text:p>
      <text:p text:style-name="P5"><text:line-break/>En particulier, les utilisateurs ont le droit de faire ce qui suit, dans la mesure où la loi le permet :</text:p>
      <text:p text:style-name="P5"/>
      <text:p text:style-name="P5"/>
      <text:list xml:id="list6608660557106723474" text:style-name="L3">
        <text:list-item>
          <text:p text:style-name="P13"><text:span text:style-name="T1">Retirer leur consentement à tout moment.</text:span> Les utilisateurs ont le droit de retirer leur consentement lorsqu'ils ont précédemment donné leur<text:line-break/>consentement au traitement de leurs données à caractère personnel</text:p>
        </text:list-item>
        <text:list-item>
          <text:p text:style-name="P13"><text:span text:style-name="T1">S'opposer au traitement de leurs données.</text:span> Les utilisateurs ont le droit de s'opposer au traitement de leurs données si le traitement est<text:line-break/>sur une base juridique autre que le consentement.</text:p>
        </text:list-item>
        <text:list-item>
          <text:p text:style-name="P13"><text:span text:style-name="T1">Accéder à leurs données.</text:span> Les utilisateurs ont le droit de savoir si des données sont traitées par le propriétaire, d'obtenir des informations sur certains aspects du traitement et d'obtenir une copie des données traitées.<text:line-break/>certains aspects du traitement et d'obtenir une copie des données faisant l'objet du traitement.</text:p>
        </text:list-item>
        <text:list-item>
          <text:p text:style-name="P13"><text:span text:style-name="T1">Vérifier et demander la rectification</text:span>. Les utilisateurs ont le droit de vérifier l'exactitude de leurs données et de demander qu'elles soient mises à jour ou<text:line-break/>corrigées.</text:p>
        </text:list-item>
        <text:list-item>
          <text:p text:style-name="P13"><text:span text:style-name="T1">Restreindre le traitement de leurs données.</text:span> Les utilisateurs ont le droit de restreindre le traitement de leurs données. Dans ce cas, le propriétaire<text:line-break/>ne traitera pas leurs données à d'autres fins que leur stockage.</text:p>
        </text:list-item>
        <text:list-item>
          <text:p text:style-name="P13"><text:span text:style-name="T1">Obtenir l'effacement ou la suppression de leurs données à caractère personnel.</text:span> Les utilisateurs ont le droit d'obtenir l'effacement de leurs données auprès de<text:line-break/><text:soft-page-break/>du propriétaire.</text:p>
        </text:list-item>
        <text:list-item>
          <text:p text:style-name="P13"><text:span text:style-name="T1">Recevoir leurs données et les faire transférer à un autre responsable du traitement.</text:span> Les utilisateurs ont le droit de recevoir leurs données dans un format<text:line-break/>format structuré, couramment utilisé et lisible par machine et, si cela est techniquement possible, de les transmettre à un autre<text:line-break/>responsable du traitement sans aucune entrave</text:p>
        </text:list-item>
        <text:list-item>
          <text:p text:style-name="P13"><text:span text:style-name="T1">Déposer une plainte.</text:span> Les utilisateurs ont le droit de déposer une plainte auprès de l'autorité compétente en matière de protection des données.</text:p>
        </text:list-item>
      </text:list>
      <text:p text:style-name="P5"/>
      <text:p text:style-name="P5">Les utilisateurs ont également le droit de s'informer sur la base juridique des transferts de données à l'étranger, y compris vers toute organisation internationale<text:line-break/>internationale régie par le droit international public ou créée par deux pays ou plus, telle que l'ONU, et sur les mesures de sécurité prises par le Propriétaire pour sauvegarder leurs données.<text:line-break/>par le Propriétaire pour sauvegarder leurs données.</text:p>
      <text:p text:style-name="P5"/>
      <text:p text:style-name="P5"/>
      <text:p text:style-name="P5"/>
      <text:p text:style-name="P4">Précisions sur le droit d'opposition au traitement</text:p>
      <text:p text:style-name="P4"/>
      <text:p text:style-name="P4"/>
      <text:p text:style-name="P4">Lorsque les données à caractère personnel sont traitées pour des raisons d'intérêt public, dans l'exercice d'une autorité officielle dont est investi le propriétaire ou aux fins des intérêts légitimes poursuivis par le propriétaire, les utilisateurs peuvent s'opposer à ce traitement en fournissant un motif de refus aux fins des intérêts légitimes poursuivis par le Propriétaire, l'Utilisateur peut s'opposer à ce traitement en fournissant un motif lié à sa situation particulière pour justifier son opposition.</text:p>
      <text:p text:style-name="P4"/>
      <text:p text:style-name="P4">Les utilisateurs doivent savoir que, toutefois, si leurs données à caractère personnel sont traitées à des fins de marketing direct, ils peuvent s'opposer à ce traitement à tout moment, gratuitement et sans fournir de justification.</text:p>
      <text:p text:style-name="P4"><text:s/>Lorsque l'utilisateur s'oppose au traitement à des fins de marketing direct, les données personnelles ne seront plus traitées à ces fins. Pour savoir si le propriétaire traite des données à caractère personnel à des fins de marketing direct, les utilisateurs peuvent se référer aux sections pertinentes du présent<text:line-break/>document.</text:p>
      <text:p text:style-name="P4"/>
      <text:p text:style-name="P4"/>
      <text:p text:style-name="P4">Comment exercer ces droits </text:p>
      <text:p text:style-name="P4"/>
      <text:p text:style-name="P4"/>
      <text:p text:style-name="P5">Toute demande d'exercice des droits de l'utilisateur peut être adressée au propriétaire par l'intermédiaire des coordonnées fournies dans le présent document. Ces demandes sont gratuites et le propriétaire y répondra le plus tôt possible et toujours dans un délai d'un mois, en fournissant aux utilisateurs les informations requises par la loi. Toute rectification ou effacement des Données Personnelles ou restriction du traitement sera communiquée par le Propriétaire à chaque destinataire, le cas échéant, auquel les Données Personnelles ont été divulguées, à moins que cela ne s'avère impossible ou n'implique des efforts disproportionnés. À la demande des utilisateurs, le propriétaire les informera de ces destinataires.</text:p>
      <text:p text:style-name="P5"/>
      <text:p text:style-name="P5"/>
      <text:p text:style-name="P5"/>
      <text:p text:style-name="P5"/>
      <text:p text:style-name="P2"><text:soft-page-break/>Informations complémentaires sur la collecte et le traitement des données</text:p>
      <text:p text:style-name="P2"/>
      <text:p text:style-name="P4">Action en justice</text:p>
      <text:p text:style-name="P5"><text:line-break/>Les données personnelles de l'Utilisateur peuvent être utilisées à des fins juridiques par le Propriétaire devant un tribunal ou dans les étapes menant à une éventuelle action en justice découlant d'une utilisation inappropriée de cette Application ou des Services connexes.<text:line-break/>L'Utilisateur déclare être conscient que le Propriétaire peut être tenu de révéler des données personnelles à la demande des autorités publiques.<text:line-break/><text:line-break/></text:p>
      <text:p text:style-name="P5"/>
      <text:p text:style-name="P4">Informations complémentaires sur les données personnelles de l'utilisateur</text:p>
      <text:p text:style-name="P4"/>
      <text:p text:style-name="P5">Outre les informations contenues dans la présente politique de confidentialité, cette application peut fournir à l'utilisateur, sur demande, des informations supplémentaires et contextuelles concernant des services particuliers ou la collecte et le traitement des données à caractère personnel.</text:p>
      <text:p text:style-name="P5"/>
      <text:p text:style-name="P4">Journaux et maintenance du système</text:p>
      <text:p text:style-name="P4"/>
      <text:p text:style-name="P5">À des fins d'exploitation et de maintenance, cette application et tout service tiers peuvent collecter des fichiers qui enregistrent l'interaction avec cette application (journaux du système) ou utiliser d'autres données personnelles (telles que l'adresse IP) à cette fin.</text:p>
      <text:p text:style-name="P5"/>
      <text:p text:style-name="P4">Informations non contenues dans la présente politique</text:p>
      <text:p text:style-name="P4"/>
      <text:p text:style-name="P5">De plus amples détails concernant la collecte ou le traitement des données personnelles peuvent être demandés à tout moment au propriétaire. Pour ce faire, veuillez consulter les coordonnées figurant au début du présent document.</text:p>
      <text:p text:style-name="P5"/>
      <text:p text:style-name="P4">Modifications de la présente politique de confidentialité</text:p>
      <text:p text:style-name="P4"/>
      <text:p text:style-name="P5">Le Propriétaire se réserve le droit d'apporter des modifications à cette politique de confidentialité à tout moment en notifiant ses utilisateurs sur cette page et éventuellement au sein de cette application et/ou - dans la mesure où cela est techniquement et légalement possible - en envoyant un avis aux utilisateurs par le biais des informations de contact dont dispose le Propriétaire. Il est fortement recommandé de consulter régulièrement cette page, en se référant à la date de la dernière modification indiquée au bas de la page.</text:p>
      <text:p text:style-name="P5"/>
      <text:p text:style-name="P5">Si les changements affectent les activités de traitement effectuées sur la base du consentement de l'utilisateur, le propriétaire recueille un nouveau consentement de l'utilisateur, le cas échéant.</text:p>
      <text:p text:style-name="P5"/>
      <text:p text:style-name="P5"/>
      <text:p text:style-name="P15">Définitions et références juridiques</text:p>
      <text:p text:style-name="P15"/>
      <text:p text:style-name="P4">Données personnelles (ou données)</text:p>
      <text:p text:style-name="P4"/>
      <text:p text:style-name="P5">Toute information qui, directement, indirectement ou en relation avec d'autres informations - y compris un numéro d'identification personnel - permet d'identifier ou de reconnaître une personne <text:soft-page-break/>physique.</text:p>
      <text:p text:style-name="P5"/>
      <text:p text:style-name="P4">Données d'utilisation</text:p>
      <text:p text:style-name="P4"/>
      <text:p text:style-name="P5">Les informations collectées automatiquement par le biais de cette application (ou des services tiers utilisés dans cette application), qui peuvent inclure : les adresses IP ou les noms de domaine des ordinateurs utilisés par les utilisateurs qui utilisent cette application, les adresses URI (Uniform Resource Identifier), l'heure de la demande, la méthode utilisée pour soumettre la demande au serveur, la taille du fichier reçu en réponse, le code numérique indiquant l'état de la réponse du serveur (succès, erreur, etc.), le pays d'origine, les caractéristiques du navigateur et du système d'exploitation utilisés par l'utilisateur, les différents détails temporels par visite (par exemple, la taille du fichier reçu en réponse), le nom de l'utilisateur, la date et l'heure de la demande, etc. ), le pays d'origine, les caractéristiques du navigateur et du système d'exploitation utilisés par l'utilisateur, les différents détails temporels par visite (par ex, le temps passé sur chaque page de l'application) et les détails du chemin suivi dans l'application, en particulier la séquence des pages visitées, ainsi que d'autres paramètres relatifs au système d'exploitation de l'appareil et/ou à l'environnement informatique de l'utilisateur.<text:line-break/>de l'utilisateur.</text:p>
      <text:p text:style-name="P4"/>
      <text:p text:style-name="P4">Utilisateur</text:p>
      <text:p text:style-name="P4"/>
      <text:p text:style-name="P5">La personne qui utilise cette application et qui, sauf indication contraire, coïncide avec la personne concernée.</text:p>
      <text:p text:style-name="P5"/>
      <text:p text:style-name="P4">Personne concernée</text:p>
      <text:p text:style-name="P4"/>
      <text:p text:style-name="P5">La personne physique à laquelle se réfèrent les données à caractère personnel</text:p>
      <text:p text:style-name="P5"/>
      <text:p text:style-name="P4">Responsable du traitement des données (ou sous-traitant)</text:p>
      <text:p text:style-name="P4"/>
      <text:p text:style-name="P5">La personne physique ou morale, l'autorité publique, l'agence ou tout autre organisme qui traite les données à caractère personnel pour le compte du contrôleur, tel que décrit dans la présente politique de confidentialité.</text:p>
      <text:p text:style-name="P5"/>
      <text:p text:style-name="P4">Contrôleur des données (ou propriétaire)</text:p>
      <text:p text:style-name="P4"/>
      <text:p text:style-name="P5">La personne physique ou morale, l'autorité publique, le service ou tout autre organisme qui, seul ou conjointement avec d'autres, détermine les finalités et les moyens du traitement des données à caractère personnel, y compris les mesures de sécurité concernant le fonctionnement et l'utilisation de cette application. Le contrôleur des données, sauf indication contraire, est le propriétaire de cette application.</text:p>
      <text:p text:style-name="P5"/>
      <text:p text:style-name="P4">Cette application</text:p>
      <text:p text:style-name="P4"/>
      <text:p text:style-name="P5">Les moyens par lesquels les données personnelles de l'utilisateur sont collectées et traitées.</text:p>
      <text:p text:style-name="P5"/>
      <text:p text:style-name="P4">Service</text:p>
      <text:p text:style-name="P4"/>
      <text:p text:style-name="P5">Le service fourni par cette application tel que décrit dans les conditions relatives (si disponibles) et sur ce site/application.</text:p>
      <text:p text:style-name="P5"/>
      <text:p text:style-name="P5"/>
      <text:p text:style-name="P4"><text:soft-page-break/>Union européenne (ou UE)</text:p>
      <text:p text:style-name="P4"/>
      <text:p text:style-name="P5">Sauf indication contraire, toute référence à l'Union européenne dans le présent document inclut tous les États membres actuels de l'Union européenne et de l'Espace économique européen.</text:p>
      <text:p text:style-name="P5"/>
      <text:p text:style-name="P4">Informations juridiques</text:p>
      <text:p text:style-name="P4"/>
      <text:p text:style-name="P5">La présente politique de confidentialité ne concerne que cette application, sauf indication contraire dans le présent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Ugolin</meta:initial-creator>
    <meta:creation-date>2024-03-31T21:18:56.02</meta:creation-date>
    <dc:date>2024-04-03T12:45:10.28</dc:date>
    <dc:creator>Henri Ugolin</dc:creator>
    <meta:editing-duration>PT3H32M27S</meta:editing-duration>
    <meta:editing-cycles>2</meta:editing-cycles>
    <meta:generator>OpenOffice/4.1.14$Win32 OpenOffice.org_project/4114m1$Build-9811</meta:generator>
    <meta:document-statistic meta:table-count="0" meta:image-count="0" meta:object-count="0" meta:page-count="9" meta:paragraph-count="92" meta:word-count="3005" meta:character-count="20676"/>
  </office:meta>
</office:document-meta>
</file>